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5.248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imilar-wanted2</text:p>
          </table:table-cell>
          <table:table-cell office:value-type="string">
            <text:p>Radius-between-two-shops</text:p>
          </table:table-cell>
          <table:table-cell office:value-type="string">
            <text:p>nb-of-jobs-wanted</text:p>
          </table:table-cell>
          <table:table-cell office:value-type="string">
            <text:p>Similar-wanted1</text:p>
          </table:table-cell>
          <table:table-cell office:value-type="string">
            <text:p>dens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4.8125">
            <text:p>44.81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.359375">
            <text:p>44.3593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4.21875">
            <text:p>44.218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3.71875">
            <text:p>43.71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.75">
            <text:p>41.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.671875">
            <text:p>41.671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.0625">
            <text:p>41.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.984375">
            <text:p>40.9843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0.625">
            <text:p>40.6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.171875">
            <text:p>40.171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9.984375">
            <text:p>39.9843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9.890625">
            <text:p>39.890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9.828125">
            <text:p>39.828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9.625">
            <text:p>39.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9.546875">
            <text:p>39.5468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9.109375">
            <text:p>39.1093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8.59375">
            <text:p>38.593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.46875">
            <text:p>38.468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.390625">
            <text:p>38.390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8.1875">
            <text:p>38.1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7.890625">
            <text:p>37.890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.703125">
            <text:p>37.703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7.546875">
            <text:p>37.546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7.546875">
            <text:p>37.546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37.453125">
            <text:p>37.4531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37.203125">
            <text:p>37.203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6.671875">
            <text:p>36.671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6.59375">
            <text:p>36.593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6.5625">
            <text:p>36.5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6.546875">
            <text:p>36.546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6.453125">
            <text:p>36.453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36.375">
            <text:p>36.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6.140625">
            <text:p>36.14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.0625">
            <text:p>36.06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5.984375">
            <text:p>35.984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.796875">
            <text:p>35.796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5.71875">
            <text:p>35.71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5.296875">
            <text:p>35.296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35.15625">
            <text:p>35.15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5.015625">
            <text:p>35.015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.859375">
            <text:p>34.8593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.625">
            <text:p>34.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4.515625">
            <text:p>34.515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.46875">
            <text:p>34.46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4.28125">
            <text:p>34.28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.1875">
            <text:p>34.1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4.125">
            <text:p>34.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3.734375">
            <text:p>33.734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6875">
            <text:p>33.6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33.625">
            <text:p>33.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33.59375">
            <text:p>33.59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33.203125">
            <text:p>33.2031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.96875">
            <text:p>32.96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.828125">
            <text:p>32.8281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.75">
            <text:p>32.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.71875">
            <text:p>32.71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.65625">
            <text:p>32.6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.515625">
            <text:p>32.515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.140625">
            <text:p>32.140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1.703125">
            <text:p>31.703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.828125">
            <text:p>30.8281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0.6875">
            <text:p>30.6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.609375">
            <text:p>30.609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.3125">
            <text:p>30.3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30.21875">
            <text:p>30.218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.125">
            <text:p>30.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.875">
            <text:p>29.8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9.796875">
            <text:p>29.796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9.546875">
            <text:p>29.546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.15625">
            <text:p>29.156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9.140625">
            <text:p>29.14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9.09375">
            <text:p>29.093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.640625">
            <text:p>28.64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.34375">
            <text:p>28.34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.046875">
            <text:p>28.0468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27.375">
            <text:p>27.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.90625">
            <text:p>26.9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6.890625">
            <text:p>26.89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.890625">
            <text:p>25.890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.375">
            <text:p>14.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.046875">
            <text:p>14.046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.203125">
            <text:p>13.2031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.15625">
            <text:p>13.15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734375">
            <text:p>12.7343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.515625">
            <text:p>12.515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.28125">
            <text:p>12.281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1.984375">
            <text:p>11.984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.734375">
            <text:p>11.734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.1875">
            <text:p>11.1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.15625">
            <text:p>11.15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.125">
            <text:p>11.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.9375">
            <text:p>10.93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.578125">
            <text:p>10.5781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.546875">
            <text:p>10.546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.515625">
            <text:p>10.515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0.421875">
            <text:p>10.421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.34375">
            <text:p>10.34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0.015625">
            <text:p>10.01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.78125">
            <text:p>9.78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.734375">
            <text:p>9.7343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.453125">
            <text:p>9.453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.359375">
            <text:p>9.3593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.265625">
            <text:p>9.265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.09375">
            <text:p>9.093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.828125">
            <text:p>8.828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8.734375">
            <text:p>8.734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.984375">
            <text:p>7.9843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.0625">
            <text:p>7.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.703125">
            <text:p>6.703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515625">
            <text:p>6.51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40625">
            <text:p>6.4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171875">
            <text:p>6.171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078125">
            <text:p>6.0781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890625">
            <text:p>5.89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8125">
            <text:p>5.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.765625">
            <text:p>5.76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.71875">
            <text:p>5.71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9375">
            <text:p>0.9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734375">
            <text:p>0.734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78125">
            <text:p>0.5781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53125">
            <text:p>0.531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46875">
            <text:p>0.46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421875">
            <text:p>0.421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40625">
            <text:p>0.406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265625">
            <text:p>0.265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4375">
            <text:p>0.234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234375">
            <text:p>0.2343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21875">
            <text:p>0.21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21875">
            <text:p>0.21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21875">
            <text:p>0.21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03125">
            <text:p>0.203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1875">
            <text:p>0.1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875">
            <text:p>0.1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71875">
            <text:p>0.1718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71875">
            <text:p>0.171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5625">
            <text:p>0.15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5625">
            <text:p>0.15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140625">
            <text:p>0.14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9375">
            <text:p>0.093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78125">
            <text:p>0.0781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078125">
            <text:p>0.07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8125">
            <text:p>0.07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0625">
            <text:p>0.0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46875">
            <text:p>0.0468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046875">
            <text:p>0.046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6875">
            <text:p>0.046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46875">
            <text:p>0.046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046875">
            <text:p>0.0468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3125">
            <text:p>0.03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125">
            <text:p>0.03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3125">
            <text:p>0.031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015625">
            <text:p>0.0156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Feuille1.A1:Feuille1.AMJ104857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1/05/2014</text:date>, <text:time>18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7:59:54</meta:creation-date>
    <dc:date>2014-05-01T18:25:01</dc:date>
    <meta:editing-duration>PT1M13S</meta:editing-duration>
    <meta:editing-cycles>1</meta:editing-cycles>
    <meta:document-statistic meta:table-count="3" meta:cell-count="905" meta:object-count="0"/>
    <meta:generator>OpenOffice.org/3.4.1$Unix OpenOffice.org_project/341m1$Build-9593</meta:generator>
  </office:meta>
</office:document-meta>
</file>